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BidiMap.inverse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BidiMap.decorate( Bidi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Bidi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idiMap.remov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idi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idiMap.UnmodifiableBidiMap( 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idi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idi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idi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idi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idi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id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